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Normal_20__28_Web_29_">
      <style:paragraph-properties fo:margin-top="0in" fo:margin-bottom="0in" style:contextual-spacing="false"/>
    </style:style>
    <style:style style:name="P2" style:family="paragraph" style:parent-style-name="Standard">
      <style:text-properties fo:font-size="14pt" fo:font-weight="bold" style:font-size-asian="14pt" style:font-weight-asian="bold" style:font-size-complex="12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2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text-properties officeooo:rsid="000ed265" officeooo:paragraph-rsid="000ed265"/>
    </style:style>
    <style:style style:name="P7" style:family="paragraph" style:parent-style-name="Standard">
      <style:text-properties style:use-window-font-color="true" loext:opacity="0%" style:font-name="Times New Roman" fo:font-size="10.5pt" fo:language="en" fo:country="US" officeooo:rsid="000ed265" officeooo:paragraph-rsid="000ed265" style:letter-kerning="true" style:font-name-asian="SimSun" style:font-size-asian="10.5pt" style:language-asian="zh" style:country-asian="CN" style:font-name-complex="Times New Roman" style:font-size-complex="10pt" style:language-complex="ar" style:country-complex="SA"/>
    </style:style>
    <style:style style:name="P8" style:family="paragraph" style:parent-style-name="Standard">
      <style:text-properties officeooo:rsid="000f41e9" officeooo:paragraph-rsid="000f41e9"/>
    </style:style>
    <style:style style:name="P9" style:family="paragraph" style:parent-style-name="Standard"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2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officeooo:rsid="000ed265"/>
    </style:style>
    <style:style style:name="T6" style:family="text">
      <style:text-properties style:use-window-font-color="true" loext:opacity="0%" style:font-name="Times New Roman" fo:font-size="10.5pt" fo:language="en" fo:country="US" style:letter-kerning="true" style:font-name-asian="SimSun" style:font-size-asian="10.5pt" style:language-asian="zh" style:country-asian="CN" style:font-name-complex="Times New Roman" style:font-size-complex="10pt" style:language-complex="ar" style:country-complex="SA"/>
    </style:style>
    <style:style style:name="T7" style:family="text">
      <style:text-properties style:use-window-font-color="true" loext:opacity="0%" style:font-name="Times New Roman" fo:font-size="10.5pt" fo:language="en" fo:country="US" officeooo:rsid="0010ccdd" style:letter-kerning="true" style:font-name-asian="SimSun" style:font-size-asian="10.5pt" style:language-asian="zh" style:country-asian="CN" style:font-name-complex="Times New Roman" style:font-size-complex="10pt" style:language-complex="ar" style:country-complex="SA"/>
    </style:style>
    <style:style style:name="T8" style:family="text">
      <style:text-properties officeooo:rsid="000f41e9"/>
    </style:style>
    <style:style style:name="T9" style:family="text">
      <style:text-properties officeooo:rsid="0010ccdd"/>
    </style:style>
    <style:style style:name="fr1" style:family="graphic" style:parent-style-name="Frame">
      <style:graphic-properties fo:margin-left="0.1256in" fo:margin-right="0.1256in" fo:margin-top="0in" fo:margin-bottom="0in" style:run-through="background" style:wrap="parallel" style:number-wrapped-paragraphs="no-limit" style:vertical-pos="from-top" style:vertical-rel="paragraph" style:horizontal-pos="from-left" style:horizontal-rel="paragraph" fo:background-color="#ffffff" draw:fill="solid" draw:fill-color="#ffffff" fo:padding-left="0.1in" fo:padding-right="0.1in" fo:padding-top="0.05in" fo:padding-bottom="0.05in" fo:border="0.74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Name: <text:span text:style-name="T5">Jonathon Schnell</text:span></text:p>
      <text:p text:style-name="Standard">Section: <text:span text:style-name="T5">2</text:span></text:p>
      <text:p text:style-name="Standard">University ID: <text:span text:style-name="T5">077633581</text:span></text:p>
      <text:p text:style-name="Standard"/>
      <text:p text:style-name="P3">Project 2 Report</text:p>
      <text:p text:style-name="P2"/>
      <text:p text:style-name="P2">Summary:</text:p>
      <text:p text:style-name="P5">10pts</text:p>
      <text:p text:style-name="P2"><draw:frame draw:style-name="fr1" draw:name="Frame1" text:anchor-type="char" svg:x="-0.0417in" svg:y="0.0382in" svg:width="5.7598in" svg:height="2.052in" draw:z-index="3"><draw:text-box><text:p text:style-name="P7">I learned quite a bit while writing the code for this project. There were several functions that needed to be written to implement a queue of requests with a mutex. This was a great review for me on the implementation details of a queue. I also got practice mutex locking for thread safe operations such as dequeing requests and mutex locking for each account. This took some time to perfect and avoid deadlocks.</text:p><text:p text:style-name="P7">I also learned about the differences between fine and coarse grained mutex locking. Coarse grained was easier to implement because there is less chances for a deadlock. The disadvantage is that it is slower than a fine grained solution. This matches what I expected going into this project.</text:p></draw:text-box></draw:frame>Part II:</text:p>
      <text:p text:style-name="P2">6.2:</text:p>
      <text:p text:style-name="P1"><text:span text:style-name="T1">5pts <text:s/></text:span>Average processing times for TRANS and CHECK requests (from test script):</text:p>
      <text:p text:style-name="P1"><draw:frame draw:style-name="fr1" draw:name="Frame2" text:anchor-type="char" svg:x="-0.0335in" svg:y="0.0354in" svg:width="5.5929in" svg:height="1.0898in" draw:z-index="0"><draw:text-box><text:p text:style-name="P6">Fine:</text:p><text:p text:style-name="P6"><text:tab/>Trans: 528.783 seconds (1.322/request)</text:p><text:p text:style-name="P6"><text:tab/>check: 0.027 seconds (0.00/request)</text:p><text:p text:style-name="P6">coarse:</text:p><text:p text:style-name="P6"><text:tab/>Trans: 3895.373 seconds (9.738/request)</text:p><text:p text:style-name="P6"><text:tab/>Check: 0.024 seconds (0.00/request<text:span text:style-name="T9">)</text:span></text:p><text:p text:style-name="P6"/><text:p text:style-name="P6"/></draw:text-box></draw:frame></text:p>
      <text:p text:style-name="P4">6.3:</text:p>
      <text:p text:style-name="P5">3.2.1:</text:p>
      <text:p text:style-name="P1"><text:span text:style-name="T1">3pts</text:span> <text:s/>Which technique was faster - coarse or fine grained locking?</text:p>
      <text:p text:style-name="P1"><draw:frame draw:style-name="fr1" draw:name="Frame3" text:anchor-type="char" svg:x="0in" svg:y="0.0646in" svg:width="5.7598in" svg:height="0.6957in" draw:z-index="1"><draw:text-box><text:p text:style-name="P6">Fine grained.</text:p></draw:text-box></draw:frame><text:span text:style-name="T1">3pts</text:span> <text:s/>Why was this technique faster?</text:p>
      <text:p text:style-name="P1"><draw:frame draw:style-name="fr1" draw:name="Frame4" text:anchor-type="char" svg:x="-0.0335in" svg:y="0.1244in" svg:width="5.7598in" svg:height="0.8866in" draw:z-index="4"><draw:text-box><text:p text:style-name="P6">Fine grained is faster because it allows more parallelization, many requests can be processed at one time so long as all the requests are for unique accounts. This is not possible in the coarse grained program, in this program a single mutex must be acquired to process requests <text:span text:style-name="T8">meaning that parallelization is not allowed, children must wait on a single mutex.</text:span></text:p></draw:text-box></draw:frame><text:span text:style-name="T1">3pts</text:span> <text:s/>Are there any instances where the other technique would be faster?</text:p>
      <text:p text:style-name="P1"><draw:frame draw:style-name="fr1" draw:name="Frame5" text:anchor-type="char" svg:x="0in" svg:y="0.0583in" svg:width="5.7598in" svg:height="1.1217in" draw:z-index="2"><draw:text-box><text:p text:style-name="P8">Coarse grained will, in a best case scenario, only be able to match the speed of a fine grained program. I cannot think of a situation other than a deadlock that will make coarse grained faster than fine grained. I guess one way that it may be faster is that we don’t need to order the requests in ascending order, this is not required for coarse grained because this will never cause a deadlock.</text:p></draw:text-box></draw:frame><text:soft-page-break/><text:span text:style-name="T1">3pts</text:span> <text:s/>What would happen to the performance if a lock was used for every 10 accounts? Why?</text:p>
      <text:p text:style-name="P1"><draw:frame draw:style-name="fr1" draw:name="Frame6" text:anchor-type="char" svg:x="0in" svg:y="1.5in" svg:width="5.7598in" svg:height="1.7465in" draw:z-index="5"><draw:text-box><text:p text:style-name="P8">Optimal may be a good solution for certain programs but in this case the best scenario is to have a mutex for each account so <text:span text:style-name="T9">each request can potentially be processed in parallel. An optimal algorithm does have the advantage of being slightly less complex than fine grained, there are less mutexes to store in memory and keep track of. There may be other advantages to </text:span><text:span text:style-name="T7">breaking up mutexes into chunks of resources</text:span><text:span text:style-name="T9"> depending on your application, such as it being easier to avoid a deadlock.</text:span></text:p></draw:text-box></draw:frame><draw:frame draw:style-name="fr1" draw:name="Frame7" text:anchor-type="char" svg:x="0in" svg:y="0.0583in" svg:width="5.7598in" svg:height="1.1217in" draw:z-index="6"><draw:text-box><text:p text:style-name="P8">We would probably see a result somewhere in between fine and coarse. This is because some requests can be processed in parallel but not all. <text:span text:style-name="T6">This is because we may be locking accounts that we do not need for the transaction in question. By doing this we could be causing other children to wait for a mutex that they could otherwise acquired independently to process in a fine grained solution.</text:span></text:p></draw:text-box></draw:frame><text:span text:style-name="T1">3pts</text:span> <text:s/>Discuss the probable "optimal" locking granularity (fine, coarse, or medium)?</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loext:opacity="0%" style:font-name="Times New Roman" fo:font-family="'Times New Roman'" style:font-family-generic="roman" style:font-pitch="variable" fo:font-size="10.5pt" fo:language="en" fo:country="US" style:letter-kerning="true" style:font-name-asian="SimSun" style:font-family-asian="SimSun, 宋体"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rmal_20__28_Web_29_" style:display-name="Normal (Web)" style:family="paragraph">
      <style:paragraph-properties fo:margin-top="0.1945in" fo:margin-bottom="0.1945in" style:contextual-spacing="false" fo:orphans="2" fo:widows="2" style:writing-mode="lr-tb"/>
      <style:text-properties style:use-window-font-color="true" loext:opacity="0%"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ame:</dc:title>
    <dc:subject/>
    <meta:keyword/>
    <dc:description/>
    <meta:initial-creator>朱熠锷</meta:initial-creator>
    <meta:creation-date>2006-04-26T01:14:00</meta:creation-date>
    <dc:date>2021-04-13T12:14:59.740574435</dc:date>
    <meta:editing-cycles>13</meta:editing-cycles>
    <meta:editing-duration>PT8H22M36S</meta:editing-duration>
    <meta:document-statistic meta:table-count="0" meta:image-count="0" meta:object-count="0" meta:page-count="2" meta:paragraph-count="29" meta:word-count="519" meta:character-count="3050" meta:non-whitespace-character-count="2550"/>
    <meta:generator>LibreOffice/7.0.4.2$Linux_X86_64 LibreOffice_project/00$Build-2</meta:generator>
    <meta:user-defined meta:name="KSOProductBuildVer">1033-9.1.0.4746</meta:user-defined>
  </office:meta>
</office:document-meta>
</file>